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catter Straight" table:style-name="ta1">
        <table:shapes>
          <draw:frame draw:z-index="0" draw:style-name="gr1" draw:text-style-name="P1" svg:width="10cm" svg:height="8cm" svg:x="6cm" svg:y="1.002cm">
            <draw:object draw:notify-on-update-of-ranges="'Scatter Straight'.A2:'Scatter Straight'.A6 'Scatter Straight'.B2:'Scatter Straight'.B6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Test for stepped lines in XY scatter graph: straight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</table:table>
      <table:table table:name="Scatter Cublic Spline" table:style-name="ta1">
        <table:shapes>
          <draw:frame draw:z-index="0" draw:style-name="gr1" draw:text-style-name="P1" svg:width="10cm" svg:height="8cm" svg:x="6cm" svg:y="1.002cm">
            <draw:object draw:notify-on-update-of-ranges="'Scatter Cublic Spline'.A2:'Scatter Cublic Spline'.A6 'Scatter Cublic Spline'.B2:'Scatter Cublic Spline'.B6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Test for stepped lines in XY scatter graph: cubic splin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</table:table>
      <table:table table:name="Scatter Bspline" table:style-name="ta1">
        <table:shapes>
          <draw:frame draw:z-index="0" draw:style-name="gr1" draw:text-style-name="P1" svg:width="10cm" svg:height="8cm" svg:x="6cm" svg:y="1.002cm">
            <draw:object draw:notify-on-update-of-ranges="'Scatter Bspline'.A2:'Scatter Bspline'.A6 'Scatter Bspline'.B2:'Scatter Bspline'.B6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Test for stepped lines in XY scatter graph: b-splin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</table:table>
      <table:table table:name="Scatter Start" table:style-name="ta1">
        <table:shapes>
          <draw:frame draw:z-index="0" draw:style-name="gr1" draw:text-style-name="P1" svg:width="10cm" svg:height="8cm" svg:x="6cm" svg:y="1cm">
            <draw:object draw:notify-on-update-of-ranges="'Scatter Start'.A2:'Scatter Start'.A6 'Scatter Start'.B2:'Scatter Start'.B2 'Scatter Start'.B2:'Scatter Start'.B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2">
          <table:table-cell office:value-type="string">
            <text:p>Test for stepped lines in XY scatter graph: step-start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1" table:number-rows-repeated="3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catter End" table:style-name="ta1">
        <table:shapes>
          <draw:frame draw:z-index="0" draw:style-name="gr1" draw:text-style-name="P1" svg:width="10cm" svg:height="8cm" svg:x="6cm" svg:y="1cm">
            <draw:object draw:notify-on-update-of-ranges="'Scatter End'.A2:'Scatter End'.A6 'Scatter End'.B2:'Scatter End'.B2 'Scatter End'.B2:'Scatter End'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2">
          <table:table-cell office:value-type="string">
            <text:p>Test for stepped lines in XY scatter graph: step-end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1" table:number-rows-repeated="3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catter CenterX" table:style-name="ta1">
        <table:shapes>
          <draw:frame draw:z-index="0" draw:style-name="gr1" draw:text-style-name="P1" svg:width="10cm" svg:height="8cm" svg:x="6cm" svg:y="1cm">
            <draw:object draw:notify-on-update-of-ranges="'Scatter CenterX'.A2:'Scatter CenterX'.A6 'Scatter CenterX'.B2:'Scatter CenterX'.B2 'Scatter CenterX'.B2:'Scatter CenterX'.B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2">
          <table:table-cell office:value-type="string">
            <text:p>Test for stepped lines in XY scatter graph: step-center-x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1" table:number-rows-repeated="3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catter CenterY" table:style-name="ta1">
        <table:shapes>
          <draw:frame draw:z-index="0" draw:style-name="gr1" draw:text-style-name="P1" svg:width="10cm" svg:height="8cm" svg:x="6cm" svg:y="1cm">
            <draw:object draw:notify-on-update-of-ranges="'Scatter CenterY'.A2:'Scatter CenterY'.A6 'Scatter CenterY'.B2:'Scatter CenterY'.B2 'Scatter CenterY'.B2:'Scatter CenterY'.B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2">
          <table:table-cell office:value-type="string">
            <text:p>Test for stepped lines in XY scatter graph: step-center-y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1" table:number-rows-repeated="3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ine Straight" table:style-name="ta1">
        <table:shapes>
          <draw:frame draw:z-index="0" draw:style-name="gr1" draw:text-style-name="P1" svg:width="10cm" svg:height="8cm" svg:x="6cm" svg:y="1cm">
            <draw:object draw:notify-on-update-of-ranges="'Line Straight'.A2:'Line Straight'.A6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 office:value-type="string">
            <text:p>Test for stepped lines in line graph: straight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/>
        </table:table-row>
        <table:table-row table:style-name="ro1">
          <table:table-cell/>
        </table:table-row>
      </table:table>
      <table:table table:name="Line Cubic Spline" table:style-name="ta1">
        <table:shapes>
          <draw:frame draw:z-index="0" draw:style-name="gr1" draw:text-style-name="P1" svg:width="10cm" svg:height="8cm" svg:x="6cm" svg:y="1cm">
            <draw:object draw:notify-on-update-of-ranges="'Line Cubic Spline'.A2:'Line Cubic Spline'.A6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 office:value-type="string">
            <text:p>Test for stepped lines in line graph: cubic spline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/>
        </table:table-row>
        <table:table-row table:style-name="ro1">
          <table:table-cell/>
        </table:table-row>
      </table:table>
      <table:table table:name="Line Bspline" table:style-name="ta1">
        <table:shapes>
          <draw:frame draw:z-index="0" draw:style-name="gr1" draw:text-style-name="P1" svg:width="10cm" svg:height="8cm" svg:x="6cm" svg:y="1cm">
            <draw:object draw:notify-on-update-of-ranges="'Line Bspline'.A2:'Line Bspline'.A6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 office:value-type="string">
            <text:p>Test for stepped lines in line graph: b-spline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/>
        </table:table-row>
        <table:table-row table:style-name="ro1">
          <table:table-cell/>
        </table:table-row>
      </table:table>
      <table:table table:name="Line Start" table:style-name="ta1">
        <table:shapes>
          <draw:frame draw:z-index="0" draw:style-name="gr1" draw:text-style-name="P1" svg:width="10cm" svg:height="8cm" svg:x="6cm" svg:y="1cm">
            <draw:object draw:notify-on-update-of-ranges="'Line Start'.A2:'Line Start'.A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 office:value-type="string">
            <text:p>Test for stepped lines in line graph: step-start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/>
        </table:table-row>
        <table:table-row table:style-name="ro1">
          <table:table-cell/>
        </table:table-row>
      </table:table>
      <table:table table:name="Line End" table:style-name="ta1">
        <table:shapes>
          <draw:frame draw:z-index="0" draw:style-name="gr1" draw:text-style-name="P1" svg:width="10cm" svg:height="8cm" svg:x="6cm" svg:y="1cm">
            <draw:object draw:notify-on-update-of-ranges="'Line End'.A2:'Line End'.A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 office:value-type="string">
            <text:p>Test for stepped lines in line graph: step-end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/>
        </table:table-row>
        <table:table-row table:style-name="ro1">
          <table:table-cell/>
        </table:table-row>
      </table:table>
      <table:table table:name="Line CenterX" table:style-name="ta1">
        <table:shapes>
          <draw:frame draw:z-index="0" draw:style-name="gr1" draw:text-style-name="P1" svg:width="10cm" svg:height="8cm" svg:x="6cm" svg:y="1cm">
            <draw:object draw:notify-on-update-of-ranges="'Line CenterX'.A2:'Line CenterX'.A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 office:value-type="string">
            <text:p>Test for stepped lines in line graph: step-center-x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/>
        </table:table-row>
        <table:table-row table:style-name="ro1">
          <table:table-cell/>
        </table:table-row>
      </table:table>
      <table:table table:name="Line CenterY" table:style-name="ta1">
        <table:shapes>
          <draw:frame draw:z-index="0" draw:style-name="gr1" draw:text-style-name="P1" svg:width="10cm" svg:height="8cm" svg:x="6cm" svg:y="1cm">
            <draw:object draw:notify-on-update-of-ranges="'Line CenterY'.A2:'Line CenterY'.A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 office:value-type="string">
            <text:p>Test for stepped lines in line graph: step-center-y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6">00/00/0000</text:date>, <text:time style:data-style-name="N2" text:time-value="0000-00-00T22:30: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0T20:59:24</meta:creation-date>
    <dc:date>2013-03-16T22:41:23</dc:date>
    <meta:editing-duration>PT34M7S</meta:editing-duration>
    <meta:editing-cycles>9</meta:editing-cycles>
    <meta:generator>LibreOffice/4.1.0.0.alpha0$Linux_X86_64 LibreOffice_project/e14db55976d3934d1e36b993b2c497cc400a9ba</meta:generator>
    <meta:document-statistic meta:table-count="14" meta:cell-count="119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step-end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8.001cm" xlink:href=".." xlink:type="simple" chart:class="chart:scatter" chart:style-name="ch1">
        <chart:title svg:x="2.827cm" svg:y="0.296cm" chart:style-name="ch2">
          <text:p>Scatter XY - step-end</text:p>
        </chart:title>
        <chart:plot-area chart:style-name="ch3" table:cell-range-address="'Scatter End'.A2:'Scatter End'.B6" chart:data-source-has-labels="row" svg:x="0.65cm" svg:y="1.555cm" svg:width="8.951cm" svg:height="5.866cm">
          <chartooo:coordinate-region svg:x="1.271cm" svg:y="1.754cm" svg:width="8.143cm" svg:height="5.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catter End'.B2:'Scatter End'.B6" chart:label-cell-address="'Scatter End'.B2:'Scatter End'.B2" chart:class="chart:scatter">
            <chart:domain table:cell-range-address="'Scatter End'.A2:'Scatter End'.A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</text:p>
                <draw:g>
                  <svg:desc>'Scatter End'.B2:'Scatter End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catter End'.A2:'Scatter End'.A6</svg:desc>
                </draw:g>
              </table:table-cell>
              <table:table-cell office:value-type="float" office:value="5">
                <text:p>5</text:p>
                <draw:g>
                  <svg:desc>'Scatter End'.B2:'Scatter End'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alpha0$Linux_X86_64 LibreOffice_project/e14db55976d3934d1e36b993b2c497cc400a9b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8.001cm" xlink:href=".." xlink:type="simple" chart:class="chart:scatter" chart:style-name="ch1">
        <chart:title svg:x="3.038cm" svg:y="0.296cm" chart:style-name="ch2">
          <text:p>Scatter XY: straight</text:p>
        </chart:title>
        <chart:plot-area chart:style-name="ch3" table:cell-range-address="'Scatter Straight'.A2:'Scatter Straight'.B6" svg:x="0.65cm" svg:y="1.555cm" svg:width="8.951cm" svg:height="5.866cm">
          <chartooo:coordinate-region svg:x="1.271cm" svg:y="1.754cm" svg:width="8.143cm" svg:height="5.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catter Straight'.B2:'Scatter Straight'.B6" chart:class="chart:scatter">
            <chart:domain table:cell-range-address="'Scatter Straight'.A2:'Scatter Straight'.A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catter Straight'.A2:'Scatter Straight'.A6</svg:desc>
                </draw:g>
              </table:table-cell>
              <table:table-cell office:value-type="float" office:value="5">
                <text:p>5</text:p>
                <draw:g>
                  <svg:desc>'Scatter Straight'.B2:'Scatter Straight'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alpha0$Linux_X86_64 LibreOffice_project/e14db55976d3934d1e36b993b2c497cc400a9ba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b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8.001cm" xlink:href=".." xlink:type="simple" chart:class="chart:scatter" chart:style-name="ch1">
        <chart:title svg:x="2.985cm" svg:y="0.296cm" chart:style-name="ch2">
          <text:p>Scatter XY: b-spline</text:p>
        </chart:title>
        <chart:plot-area chart:style-name="ch3" table:cell-range-address="'Scatter Bspline'.A2:'Scatter Bspline'.B6" svg:x="0.65cm" svg:y="1.555cm" svg:width="8.951cm" svg:height="5.866cm">
          <chartooo:coordinate-region svg:x="1.271cm" svg:y="1.754cm" svg:width="8.143cm" svg:height="5.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catter Bspline'.B2:'Scatter Bspline'.B6" chart:class="chart:scatter">
            <chart:domain table:cell-range-address="'Scatter Bspline'.A2:'Scatter Bspline'.A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catter Bspline'.A2:'Scatter Bspline'.A6</svg:desc>
                </draw:g>
              </table:table-cell>
              <table:table-cell office:value-type="float" office:value="5">
                <text:p>5</text:p>
                <draw:g>
                  <svg:desc>'Scatter Bspline'.B2:'Scatter Bspline'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alpha0$Linux_X86_64 LibreOffice_project/e14db55976d3934d1e36b993b2c497cc400a9ba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8.001cm" xlink:href=".." xlink:type="simple" chart:class="chart:line" chart:style-name="ch1">
        <chart:title svg:x="3.673cm" svg:y="0.296cm" chart:style-name="ch2">
          <text:p>Line: straight</text:p>
        </chart:title>
        <chart:plot-area chart:style-name="ch3" table:cell-range-address="'Line Straight'.A2:'Line Straight'.A6" svg:x="0.65cm" svg:y="1.555cm" svg:width="8.951cm" svg:height="5.866cm">
          <chartooo:coordinate-region svg:x="1.271cm" svg:y="1.754cm" svg:width="8.236cm" svg:height="5.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ine Straight'.A2:'Line Straight'.A6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Line Straight'.A2:'Line Straight'.A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alpha0$Linux_X86_64 LibreOffice_project/e14db55976d3934d1e36b993b2c497cc400a9ba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8.001cm" xlink:href=".." xlink:type="simple" chart:class="chart:line" chart:style-name="ch1">
        <chart:title svg:x="3.223cm" svg:y="0.296cm" chart:style-name="ch2">
          <text:p>Line: cubic spline</text:p>
        </chart:title>
        <chart:plot-area chart:style-name="ch3" table:cell-range-address="'Line Cubic Spline'.A2:'Line Cubic Spline'.A6" svg:x="0.65cm" svg:y="1.555cm" svg:width="8.951cm" svg:height="5.866cm">
          <chartooo:coordinate-region svg:x="1.271cm" svg:y="1.754cm" svg:width="8.236cm" svg:height="5.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ine Cubic Spline'.A2:'Line Cubic Spline'.A6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Line Cubic Spline'.A2:'Line Cubic Spline'.A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alpha0$Linux_X86_64 LibreOffice_project/e14db55976d3934d1e36b993b2c497cc400a9ba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b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8.001cm" xlink:href=".." xlink:type="simple" chart:class="chart:line" chart:style-name="ch1">
        <chart:title svg:x="3.62cm" svg:y="0.296cm" chart:style-name="ch2">
          <text:p>Line: b-spline</text:p>
        </chart:title>
        <chart:plot-area chart:style-name="ch3" table:cell-range-address="'Line Bspline'.A2:'Line Bspline'.A6" svg:x="0.65cm" svg:y="1.555cm" svg:width="8.951cm" svg:height="5.866cm">
          <chartooo:coordinate-region svg:x="1.271cm" svg:y="1.754cm" svg:width="8.236cm" svg:height="5.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ine Bspline'.A2:'Line Bspline'.A6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Line Bspline'.A2:'Line Bspline'.A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alpha0$Linux_X86_64 LibreOffice_project/e14db55976d3934d1e36b993b2c497cc400a9ba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step-start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8.001cm" xlink:href=".." xlink:type="simple" chart:class="chart:scatter" chart:style-name="ch1">
        <chart:title svg:x="2.774cm" svg:y="0.296cm" chart:style-name="ch2">
          <text:p>Scatter XY - step-start</text:p>
        </chart:title>
        <chart:plot-area chart:style-name="ch3" table:cell-range-address="'Scatter Start'.A2:'Scatter Start'.B6" chart:data-source-has-labels="row" svg:x="0.65cm" svg:y="1.555cm" svg:width="8.951cm" svg:height="5.866cm">
          <chartooo:coordinate-region svg:x="1.271cm" svg:y="1.754cm" svg:width="8.143cm" svg:height="5.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catter Start'.B2:'Scatter Start'.B6" chart:label-cell-address="'Scatter Start'.B2:'Scatter Start'.B2" chart:class="chart:scatter">
            <chart:domain table:cell-range-address="'Scatter Start'.A2:'Scatter Start'.A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</text:p>
                <draw:g>
                  <svg:desc>'Scatter Start'.B2:'Scatter Start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catter Start'.A2:'Scatter Start'.A6</svg:desc>
                </draw:g>
              </table:table-cell>
              <table:table-cell office:value-type="float" office:value="5">
                <text:p>5</text:p>
                <draw:g>
                  <svg:desc>'Scatter Start'.B2:'Scatter Start'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alpha0$Linux_X86_64 LibreOffice_project/e14db55976d3934d1e36b993b2c497cc400a9b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step-center-x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8.001cm" xlink:href=".." xlink:type="simple" chart:class="chart:scatter" chart:style-name="ch1">
        <chart:title svg:x="2.469cm" svg:y="0.296cm" chart:style-name="ch2">
          <text:p>Scatter XY -step-center-x</text:p>
        </chart:title>
        <chart:plot-area chart:style-name="ch3" table:cell-range-address="'Scatter CenterX'.A2:'Scatter CenterX'.B6" chart:data-source-has-labels="row" svg:x="0.65cm" svg:y="1.555cm" svg:width="8.951cm" svg:height="5.866cm">
          <chartooo:coordinate-region svg:x="1.271cm" svg:y="1.754cm" svg:width="8.143cm" svg:height="5.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catter CenterX'.B2:'Scatter CenterX'.B6" chart:label-cell-address="'Scatter CenterX'.B2:'Scatter CenterX'.B2" chart:class="chart:scatter">
            <chart:domain table:cell-range-address="'Scatter CenterX'.A2:'Scatter CenterX'.A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</text:p>
                <draw:g>
                  <svg:desc>'Scatter CenterX'.B2:'Scatter CenterX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catter CenterX'.A2:'Scatter CenterX'.A6</svg:desc>
                </draw:g>
              </table:table-cell>
              <table:table-cell office:value-type="float" office:value="5">
                <text:p>5</text:p>
                <draw:g>
                  <svg:desc>'Scatter CenterX'.B2:'Scatter CenterX'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alpha0$Linux_X86_64 LibreOffice_project/e14db55976d3934d1e36b993b2c497cc400a9b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step-center-y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8.001cm" xlink:href=".." xlink:type="simple" chart:class="chart:scatter" chart:style-name="ch1">
        <chart:title svg:x="2.377cm" svg:y="0.296cm" chart:style-name="ch2">
          <text:p>Scatter XY - step-center-y</text:p>
        </chart:title>
        <chart:plot-area chart:style-name="ch3" table:cell-range-address="'Scatter CenterY'.A2:'Scatter CenterY'.B6" chart:data-source-has-labels="row" svg:x="0.65cm" svg:y="1.555cm" svg:width="8.951cm" svg:height="5.866cm">
          <chartooo:coordinate-region svg:x="1.271cm" svg:y="1.754cm" svg:width="8.143cm" svg:height="5.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catter CenterY'.B2:'Scatter CenterY'.B6" chart:label-cell-address="'Scatter CenterY'.B2:'Scatter CenterY'.B2" chart:class="chart:scatter">
            <chart:domain table:cell-range-address="'Scatter CenterY'.A2:'Scatter CenterY'.A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</text:p>
                <draw:g>
                  <svg:desc>'Scatter CenterY'.B2:'Scatter CenterY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catter CenterY'.A2:'Scatter CenterY'.A6</svg:desc>
                </draw:g>
              </table:table-cell>
              <table:table-cell office:value-type="float" office:value="5">
                <text:p>5</text:p>
                <draw:g>
                  <svg:desc>'Scatter CenterY'.B2:'Scatter CenterY'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alpha0$Linux_X86_64 LibreOffice_project/e14db55976d3934d1e36b993b2c497cc400a9b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step-start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8.001cm" xlink:href=".." xlink:type="simple" chart:class="chart:line" chart:style-name="ch1">
        <chart:title svg:x="3.488cm" svg:y="0.296cm" chart:style-name="ch2">
          <text:p>Line: step-start</text:p>
        </chart:title>
        <chart:plot-area chart:style-name="ch3" table:cell-range-address="'Line Start'.A2:'Line Start'.A6" svg:x="0.65cm" svg:y="1.555cm" svg:width="8.951cm" svg:height="5.866cm">
          <chartooo:coordinate-region svg:x="1.271cm" svg:y="1.754cm" svg:width="8.236cm" svg:height="5.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ine Start'.A2:'Line Start'.A6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Line Start'.A2:'Line Start'.A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alpha0$Linux_X86_64 LibreOffice_project/e14db55976d3934d1e36b993b2c497cc400a9ba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step-end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8.001cm" xlink:href=".." xlink:type="simple" chart:class="chart:line" chart:style-name="ch1">
        <chart:title svg:x="3.541cm" svg:y="0.296cm" chart:style-name="ch2">
          <text:p>Line: step-end</text:p>
        </chart:title>
        <chart:plot-area chart:style-name="ch3" table:cell-range-address="'Line End'.A2:'Line End'.A6" svg:x="0.65cm" svg:y="1.555cm" svg:width="8.951cm" svg:height="5.866cm">
          <chartooo:coordinate-region svg:x="1.271cm" svg:y="1.754cm" svg:width="8.236cm" svg:height="5.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ine End'.A2:'Line End'.A6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Line End'.A2:'Line End'.A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alpha0$Linux_X86_64 LibreOffice_project/e14db55976d3934d1e36b993b2c497cc400a9ba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step-center-x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8.001cm" xlink:href=".." xlink:type="simple" chart:class="chart:line" chart:style-name="ch1">
        <chart:title svg:x="3.118cm" svg:y="0.296cm" chart:style-name="ch2">
          <text:p>Line: step-center-x</text:p>
        </chart:title>
        <chart:plot-area chart:style-name="ch3" table:cell-range-address="'Line CenterX'.A2:'Line CenterX'.A6" svg:x="0.65cm" svg:y="1.555cm" svg:width="8.951cm" svg:height="5.866cm">
          <chartooo:coordinate-region svg:x="1.271cm" svg:y="1.754cm" svg:width="8.236cm" svg:height="5.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ine CenterX'.A2:'Line CenterX'.A6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Line CenterX'.A2:'Line CenterX'.A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alpha0$Linux_X86_64 LibreOffice_project/e14db55976d3934d1e36b993b2c497cc400a9ba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step-center-y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8.001cm" xlink:href=".." xlink:type="simple" chart:class="chart:line" chart:style-name="ch1">
        <chart:title svg:x="3.091cm" svg:y="0.296cm" chart:style-name="ch2">
          <text:p>Line: step-center-y</text:p>
        </chart:title>
        <chart:plot-area chart:style-name="ch3" table:cell-range-address="'Line CenterY'.A2:'Line CenterY'.A6" svg:x="0.65cm" svg:y="1.555cm" svg:width="8.951cm" svg:height="5.866cm">
          <chartooo:coordinate-region svg:x="1.271cm" svg:y="1.754cm" svg:width="8.236cm" svg:height="5.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ine CenterY'.A2:'Line CenterY'.A6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Line CenterY'.A2:'Line CenterY'.A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alpha0$Linux_X86_64 LibreOffice_project/e14db55976d3934d1e36b993b2c497cc400a9ba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8.001cm" xlink:href=".." xlink:type="simple" chart:class="chart:scatter" chart:style-name="ch1">
        <chart:title svg:x="2.588cm" svg:y="0.296cm" chart:style-name="ch2">
          <text:p>Scatter XY: cubic spline</text:p>
        </chart:title>
        <chart:plot-area chart:style-name="ch3" table:cell-range-address="'Scatter Cublic Spline'.A2:'Scatter Cublic Spline'.B6" svg:x="0.65cm" svg:y="1.555cm" svg:width="8.951cm" svg:height="5.866cm">
          <chartooo:coordinate-region svg:x="1.271cm" svg:y="1.754cm" svg:width="8.143cm" svg:height="5.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catter Cublic Spline'.B2:'Scatter Cublic Spline'.B6" chart:class="chart:scatter">
            <chart:domain table:cell-range-address="'Scatter Cublic Spline'.A2:'Scatter Cublic Spline'.A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catter Cublic Spline'.A2:'Scatter Cublic Spline'.A6</svg:desc>
                </draw:g>
              </table:table-cell>
              <table:table-cell office:value-type="float" office:value="5">
                <text:p>5</text:p>
                <draw:g>
                  <svg:desc>'Scatter Cublic Spline'.B2:'Scatter Cublic Spline'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alpha0$Linux_X86_64 LibreOffice_project/e14db55976d3934d1e36b993b2c497cc400a9ba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